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stroke="solid" svg:stroke-width="0.212cm" svg:stroke-color="#000000" draw:marker-start="Arrow" draw:marker-start-width="0.618cm" draw:marker-end="Square" draw:marker-end-width="0.6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00" draw:marker-start="Square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dash" draw:stroke-dash="Fine_20_Dashed_20__28_var_29_" draw:fill="solid" draw:fill-color="#ccffff" draw:opacity="50%" draw:textarea-vertical-align="middle"/>
    </style:style>
    <style:style style:name="gr6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6cm" fo:padding-bottom="0.204cm" fo:padding-left="0.329cm" fo:padding-right="0.329cm"/>
    </style:style>
    <style:style style:name="gr7" style:family="graphic" style:parent-style-name="standard">
      <style:graphic-properties draw:fill="solid" draw:fill-color="#ccff99" draw:textarea-vertical-align="middle"/>
    </style:style>
    <style:style style:name="gr8" style:family="graphic" style:parent-style-name="objectwithoutfill">
      <style:graphic-properties svg:stroke-width="0.212cm" draw:marker-start="Arrow" draw:marker-start-width="0.618cm" draw:marker-end="Arrow" draw:marker-end-width="0.618cm" draw:fill="none" draw:textarea-vertical-align="middle" fo:padding-top="0.233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1.844cm" svg:height="16.637cm" svg:x="3.808cm" svg:y="2cm">
          <text:p text:style-name="P1"><text:span text:style-name="T1">NODEJS</text:span></text:p>
        </draw:rect>
        <draw:rect draw:style-name="gr2" draw:text-style-name="P2" draw:layer="layout" svg:width="9.181cm" svg:height="3.316cm" draw:transform="skewX (-0.0003490658503988) rotate (-1.57149445849658) translate (18.054cm 4.63cm)">
          <text:p text:style-name="P1"><text:span text:style-name="T1">UI</text:span></text:p>
          <text:p text:style-name="P1"><text:span text:style-name="T1">“</text:span><text:span text:style-name="T1">CONTROL”</text:span></text:p>
        </draw:rect>
        <draw:line draw:style-name="gr3" draw:text-style-name="P1" draw:layer="layout" svg:x1="9.913cm" svg:y1="10.951cm" svg:x2="14.77cm" svg:y2="10.951cm">
          <text:p text:style-name="P1">ASSERT</text:p>
          <text:p text:style-name="P1">VIEW MODEL</text:p>
          <text:p text:style-name="P1"/>
          <text:p text:style-name="P1"/>
          <text:p text:style-name="P1"/>
        </draw:line>
        <draw:line draw:style-name="gr4" draw:text-style-name="P1" draw:layer="layout" svg:x1="9.904cm" svg:y1="7.773cm" svg:x2="14.761cm" svg:y2="7.773cm">
          <text:p text:style-name="P1">DRIVE</text:p>
          <text:p text:style-name="P1">GESTURES</text:p>
          <text:p text:style-name="P1"/>
          <text:p text:style-name="P1"/>
          <text:p text:style-name="P1"/>
        </draw:line>
        <draw:rect draw:style-name="gr5" draw:text-style-name="P2" xml:id="id2" draw:id="id2" draw:layer="layout" svg:width="9.181cm" svg:height="2.871cm" draw:transform="skewX (-0.0003490658503988) rotate (-1.57149445849658) translate (23.248cm 4.582cm)">
          <text:p text:style-name="P1"><text:span text:style-name="T1">XHR</text:span></text:p>
          <text:p text:style-name="P1"><text:span text:style-name="T1">STUB</text:span></text:p>
        </draw:rect>
        <draw:line draw:style-name="gr6" draw:text-style-name="P1" draw:layer="layout" svg:x1="17.663cm" svg:y1="9.146cm" svg:x2="20.485cm" svg:y2="9.146cm">
          <text:p/>
        </draw:line>
        <draw:rect draw:style-name="gr7" draw:text-style-name="P2" xml:id="id1" draw:id="id1" draw:layer="layout" svg:width="9.181cm" svg:height="3.316cm" draw:transform="skewX (-0.0003490658503988) rotate (-1.57149445849658) translate (9.854cm 4.63cm)">
          <text:p text:style-name="P1"><text:span text:style-name="T1">TESTS</text:span></text:p>
        </draw:rect>
        <draw:connector draw:style-name="gr8" draw:text-style-name="P1" draw:layer="layout" draw:line-skew="2.293cm" svg:x1="8.19cm" svg:y1="13.811cm" svg:x2="21.807cm" svg:y2="13.763cm" draw:start-shape="id1" draw:start-glue-point="1" draw:end-shape="id2" draw:end-glue-point="1" svg:d="M8190 13811v2794h13617v-2842">
          <text:p text:style-name="P1"/>
          <text:p text:style-name="P1"/>
          <text:p text:style-name="P1">SET U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7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que Amodeo</meta:initial-creator>
    <meta:creation-date>2015-01-18T18:04:02</meta:creation-date>
    <dc:date>2015-01-18T19:10:00</dc:date>
    <meta:editing-duration>PT18M50S</meta:editing-duration>
    <meta:editing-cycles>4</meta:editing-cycles>
    <meta:generator>OpenOffice/4.1.0$Unix OpenOffice.org_project/410m18$Build-9764</meta:generator>
    <dc:creator>Enrique Amodeo</dc:creator>
    <meta:document-statistic meta:object-count="8"/>
  </office:meta>
</office:document-meta>
</file>